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nderer.getMethod( UIPage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enderer.decode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Renderer.addScripts( TobagoResponseWriter writer , FacesContext facesContext , String scrip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Renderer.writeEventFunction( TobagoResponseWriter writer , Set &lt; String &gt; eventFunctions , String event , boolean returnBool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geRenderer.errorMessageForDebugging( String id , Faces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eRenderer.encodeEnd( FacesContext facesContextOrg , UIComponent component )</text:p>
          </table:table-cell>
          <table:table-cell office:value-type="float" office:value="46">
            <text:p text:style-name="Table_20_Contents">46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81">
            <text:p text:style-name="Table_20_Contents">281</text:p>
          </table:table-cell>
        </table:table-row>
        <table:table-row>
          <table:table-cell office:value-type="string">
            <text:p text:style-name="Table_20_Contents">PageRenderer.generateDoctype( UIPage p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Render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Renderer.errorMessageForDebugging( String id , FacesMessage message , ResponseWriter wri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